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Medi1" svg:font-family="NimbusRomNo9L-Medi"/>
    <style:font-face style:name="Mangal1" svg:font-family="Mangal" style:font-pitch="variable"/>
    <style:font-face style:name="Microsoft YaHei1" svg:font-family="'Microsoft YaHei'" style:font-pitch="variable"/>
    <style:font-face style:name="NimbusRomNo9L-Medi" svg:font-family="NimbusRomNo9L-Med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8.363cm"/>
    </style:style>
    <style:style style:name="pr2" style:family="presentation" style:parent-style-name="Padrão-subtitle">
      <style:graphic-properties draw:fill-color="#ffffff" fo:min-height="6.493cm"/>
    </style:style>
    <style:style style:name="pr3" style:family="presentation" style:parent-style-name="Padrão-subtitle">
      <style:graphic-properties draw:fill-color="#ffffff" fo:min-height="4.6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title">
      <style:graphic-properties fo:min-height="2.963cm"/>
    </style:style>
    <style:style style:name="pr6" style:family="presentation" style:parent-style-name="Padrão-outline1">
      <style:graphic-properties fo:min-height="11.929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style:font-name="Arial Black" fo:font-size="26pt" fo:font-weight="bold" style:font-name-asian="NimbusRomNo9L-Medi1" style:font-size-asian="26pt" style:font-weight-asian="bold" style:font-name-complex="NimbusRomNo9L-Medi1" style:font-size-complex="26pt" style:font-weight-complex="bold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24pt" fo:font-weight="bold" style:font-name-asian="NimbusRomNo9L-Medi1" style:font-size-asian="24pt" style:font-weight-asian="bold" style:font-name-complex="NimbusRomNo9L-Medi1" style:font-size-complex="2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9cm" svg:height="8.363cm" svg:x="1.4cm" svg:y="4.637cm" presentation:class="title" presentation:user-transformed="true">
          <draw:text-box>
            <text:p text:style-name="P1"><text:span text:style-name="T1">OBTENÇÃO DE NUVEM DE PONTOS A PARTIR DE</text:span><text:span text:style-name="T1"><text:line-break/></text:span><text:span text:style-name="T1">IMAGENS HDR GERADAS UTILIZANDO MÉTODO DE</text:span><text:span text:style-name="T1"><text:line-break/></text:span><text:span text:style-name="T1">MÚLTIPLAS EXPOSIÇÕES</text:span></text:p>
          </draw:text-box>
        </draw:frame>
        <draw:frame presentation:style-name="pr2" draw:text-style-name="P3" draw:layer="layout" svg:width="25.199cm" svg:height="6.493cm" svg:x="1.401cm" svg:y="12.107cm" presentation:class="subtitle" presentation:user-transformed="true">
          <draw:text-box>
            <text:p><text:span text:style-name="T2">Claudio Mota Oliveira</text:span></text:p>
            <text:p><text:span text:style-name="T2"/></text:p>
            <text:p><text:span text:style-name="T2">Orientadora: Beatriz Trinchão</text:span></text:p>
          </draw:text-box>
        </draw:frame>
        <draw:frame presentation:style-name="pr3" draw:text-style-name="P4" draw:layer="layout" svg:width="25.199cm" svg:height="4.6cm" svg:x="1.401cm" svg:y="1cm">
          <draw:text-box>
            <text:p><text:span text:style-name="T2">Universidade Federal de Sergip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5" draw:text-style-name="P6" draw:layer="layout" svg:width="25.199cm" svg:height="2.963cm" svg:x="1.4cm" svg:y="0.837cm" presentation:class="title" presentation:user-transformed="true">
          <draw:text-box>
            <text:p><text:span text:style-name="T3">Sumário</text:span></text:p>
          </draw:text-box>
        </draw:frame>
        <draw:frame presentation:style-name="pr6" draw:layer="layout" svg:width="25.199cm" svg:height="12.693cm" svg:x="1.4cm" svg:y="4.4cm" presentation:class="outline" presentation:user-transformed="true">
          <draw:text-box>
            <text:list text:style-name="L2">
              <text:list-item>
                <text:p>Introdução</text:p>
                <text:list>
                  <text:list-item>
                    <text:p>Objetivo</text:p>
                  </text:list-item>
                  <text:list-item>
                    <text:p>Metodologia</text:p>
                  </text:list-item>
                </text:list>
              </text:list-item>
              <text:list-item>
                <text:p>Conceitos Básicos</text:p>
                <text:list>
                  <text:list-item>
                    <text:p>Faixa dinâmica</text:p>
                  </text:list-item>
                </text:list>
              </text:list-item>
              <text:list-item>
                <text:p>Métodos para Geração de Imagens HDR</text:p>
                <text:list>
                  <text:list-item>
                    <text:p>Método proposto por Mann e Picard</text:p>
                  </text:list-item>
                  <text:list-item>
                    <text:p>Método proposto por Robertson et al.</text:p>
                  </text:list-item>
                  <text:list-item>
                    <text:p>Método proposto por Sen et 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text-style-name="P6" draw:layer="layout" svg:width="25.199cm" svg:height="2.963cm" svg:x="1.4cm" svg:y="0.837cm" presentation:class="title" presentation:user-transformed="true">
          <draw:text-box>
            <text:p><text:span text:style-name="T3">Sumário</text:span></text:p>
          </draw:text-box>
        </draw:frame>
        <draw:frame presentation:style-name="pr6" draw:layer="layout" svg:width="25.199cm" svg:height="12.693cm" svg:x="1.4cm" svg:y="4.4cm" presentation:class="outline" presentation:user-transformed="true">
          <draw:text-box>
            <text:list text:style-name="L2">
              <text:list-item>
                <text:p>Aplicação dos Métodos HDR</text:p>
                <text:list>
                  <text:list-item>
                    <text:p>Base de imagens utilizada;</text:p>
                  </text:list-item>
                  <text:list-item>
                    <text:p>Resultados Obtidos;</text:p>
                  </text:list-item>
                </text:list>
              </text:list-item>
              <text:list-item>
                <text:p>Obtenção de Nuvem de Pontos</text:p>
                <text:list>
                  <text:list-item>
                    <text:p>Funcionamento;</text:p>
                  </text:list-item>
                  <text:list-item>
                    <text:p>Softwares utilizados;</text:p>
                  </text:list-item>
                  <text:list-item>
                    <text:p>Propostas para adaptação às imagens HDR;</text:p>
                  </text:list-item>
                  <text:list-item>
                    <text:p>Base de imagens utilizada;</text:p>
                  </text:list-item>
                  <text:list-item>
                    <text:p>Resultados Obtidos;</text:p>
                  </text:list-item>
                </text:list>
              </text:list-item>
              <text:list-item>
                <text:p>Considerações Fina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RomNo9L-Medi1" svg:font-family="NimbusRomNo9L-Medi"/>
    <style:font-face style:name="Mangal1" svg:font-family="Mangal" style:font-pitch="variable"/>
    <style:font-face style:name="Microsoft YaHei1" svg:font-family="'Microsoft YaHei'" style:font-pitch="variable"/>
    <style:font-face style:name="NimbusRomNo9L-Medi" svg:font-family="NimbusRomNo9L-Med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12:29:02.062000000</meta:creation-date>
    <dc:date>2016-05-24T14:08:25.598000000</dc:date>
    <meta:editing-duration>PT5M29S</meta:editing-duration>
    <meta:editing-cycles>2</meta:editing-cycles>
    <meta:generator>LibreOffice/5.0.4.2$Windows_x86 LibreOffice_project/2b9802c1994aa0b7dc6079e128979269cf95bc78</meta:generator>
    <meta:document-statistic meta:object-count="34"/>
  </office:meta>
</office:document-meta>
</file>